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173.11pt"/>
    </style:style>
    <style:style style:name="co3" style:family="table-column">
      <style:table-column-properties fo:break-before="auto" style:column-width="163.19pt"/>
    </style:style>
    <style:style style:name="co4" style:family="table-column">
      <style:table-column-properties fo:break-before="auto" style:column-width="240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124.81pt" fo:break-before="auto" style:use-optimal-row-height="true"/>
    </style:style>
    <style:style style:name="ro5" style:family="table-row">
      <style:table-row-properties style:row-height="57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T2-OLinuXino-Lime2_Rev_L_s16M_IND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 R120,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R117,R118,R124,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</text:p>
            <text:p> R80, R81,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, R16, R17, R31, R42, R44, R52, R54,</text:p>
            <text:p> R58, R62, R64, R68, R71,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C140,C141,C142,C167,C173,C187,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71, C109, C119, C135, C136, C137, C149,</text:p>
            <text:p> C152, C193, C236, C237, C239, C240, C242,</text:p>
            <text:p> C243, C244, C247, C250, C252, C253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</text:p>
            <text:p> C12, C13, C14, C16, C17, C18, C19, C20, C21,</text:p>
            <text:p> C22, C23, C24, C25, C26, C27, C28, C29, C30,</text:p>
            <text:p> C31, C32, C33, C34, C35, C36, C37, C38, C39,</text:p>
            <text:p> C40, C41, C42, C43, C44, C45, C46, C47, C48,</text:p>
            <text:p> C49, C50, C51, C52, C53, C54, C55, C56, C57,</text:p>
            <text:p> C58, C59, C60, C61, C62, C63, C64, C65, C66,</text:p>
            <text:p> C67, C68, C69, C70, C74, C75, C76, C92, C93,</text:p>
            <text:p> C94, C95, C96, C97, C98, C99, C100, C106,</text:p>
            <text:p>C107,C121,C126,C129,C130,C131,C132,C133,</text:p>
            <text:p>C144,C148,C164,C178,C184,C189,C194,C19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F/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8, C125, C159, C176, C179, C1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8,C163,C171,C183,C185,C186,C188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</text:p>
            <text:p> C161, C162, C166, C170, C172, C174</text:p>
          </table:table-cell>
          <table:table-cell table:number-columns-repeated="1020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118, C120, C122, C123, C124, C138,C143,</text:p>
            <text:p>C145, C147, C151, C165, C168, C175, C177,</text:p>
            <text:p>C181, C190, C191, C192, C195,C198,C202,C203,</text:p>
            <text:p>C204, C205, C206, C207, C208,C210,C212,C213,</text:p>
            <text:p>C220, 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CM7V-T1A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KSZ9031RNXIC-TR</text:p>
          </table:table-cell>
          <table:table-cell table:style-name="ce3" office:value-type="string" calcext:value-type="string">
            <text:p>KSZ9031RNX</text:p>
          </table:table-cell>
          <table:table-cell table:style-name="ce3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T41K256M16HA-125IT:E</text:p>
            <text:p>(DDR3L-1600_11-11-11)</text:p>
          </table:table-cell>
          <table:table-cell table:style-name="ce3" office:value-type="string" calcext:value-type="string">
            <text:p>H5TQ2G63BFR_</text:p>
            <text:p>MEM4G16D3EABG-125HYNIX</text:p>
          </table:table-cell>
          <table:table-cell table:style-name="ce3"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-V16X-2X10-LF</text:p>
          </table:table-cell>
          <table:table-cell office:value-type="string" calcext:value-type="string">
            <text:p>ML20GPH127SMT-02X10</text:p>
            <text:p>(PA-V16X-2X10-LF)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-V16X-2X20-LF</text:p>
          </table:table-cell>
          <table:table-cell office:value-type="string" calcext:value-type="string">
            <text:p>ML40-GPH127SMT-02X20</text:p>
            <text:p>(PA-V16X-2X20-LF)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-USB-OTG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/6.3V/10%/X5R/C0603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2, R23, R29, R34, R36, R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9, 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3, C85, C87, C112, C113, C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FC8GAKAJCN-4M IT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06-2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14:45:50.917883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4T14:54:04.600591128</dc:date>
    <meta:editing-duration>PT3H18M57S</meta:editing-duration>
    <meta:editing-cycles>63</meta:editing-cycles>
    <meta:document-statistic meta:table-count="1" meta:cell-count="452" meta:object-count="0"/>
  </office:meta>
</office:document-meta>
</file>